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1fead" officeooo:paragraph-rsid="0001fead" style:font-weight-asian="bold" style:font-weight-complex="bold"/>
    </style:style>
    <style:style style:name="P2" style:family="paragraph" style:parent-style-name="Standard">
      <style:paragraph-properties fo:text-align="center" style:justify-single-word="false"/>
      <style:text-properties fo:font-size="18pt" fo:font-weight="bold" officeooo:rsid="0001fead" officeooo:paragraph-rsid="0001fead" style:font-size-asian="18pt" style:font-weight-asian="bold" style:font-size-complex="18pt" style:font-weight-complex="bold"/>
    </style:style>
    <style:style style:name="P3" style:family="paragraph" style:parent-style-name="Standard">
      <style:paragraph-properties fo:text-align="start" style:justify-single-word="false"/>
      <style:text-properties fo:color="#000000" style:font-name="Abyssinica SIL" fo:font-size="12pt" fo:font-weight="normal" officeooo:rsid="0001fead" officeooo:paragraph-rsid="0001fead" fo:background-color="transparent"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style:font-name="Abyssinica SIL" fo:font-size="12pt" fo:font-weight="normal" officeooo:rsid="0001fead" officeooo:paragraph-rsid="0003f12e" fo:background-color="transparent"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style:font-name="Abyssinica SIL" fo:font-size="12pt" officeooo:paragraph-rsid="0003f12e" fo:background-color="transparent" style:font-size-asian="12pt" style:font-size-complex="12pt"/>
    </style:style>
    <style:style style:name="P6" style:family="paragraph" style:parent-style-name="Standard">
      <style:paragraph-properties fo:text-align="start" style:justify-single-word="false"/>
      <style:text-properties fo:color="#000000" style:font-name="Abyssinica SIL" fo:font-size="12pt" officeooo:paragraph-rsid="0001fead" fo:background-color="transparent" style:font-size-asian="12pt" style:font-size-complex="12pt"/>
    </style:style>
    <style:style style:name="P7" style:family="paragraph" style:parent-style-name="Standard">
      <style:paragraph-properties fo:text-align="start" style:justify-single-word="false"/>
      <style:text-properties fo:color="#000000" style:font-name="Abyssinica SIL" fo:font-size="12pt" fo:font-style="normal" fo:font-weight="bold" officeooo:paragraph-rsid="0001fead" fo:background-color="transparent"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style:font-name="Abyssinica SIL" fo:font-size="12pt" officeooo:paragraph-rsid="0004eb8d" style:font-size-asian="12pt" style:font-size-complex="12pt"/>
    </style:style>
    <style:style style:name="P9" style:family="paragraph" style:parent-style-name="Standard">
      <style:paragraph-properties fo:text-align="start" style:justify-single-word="false"/>
      <style:text-properties style:font-name="Abyssinica SIL" fo:font-size="12pt" officeooo:paragraph-rsid="0005933f" style:font-size-asian="12pt" style:font-size-complex="12pt"/>
    </style:style>
    <style:style style:name="P10" style:family="paragraph" style:parent-style-name="Standard">
      <style:paragraph-properties fo:text-align="start" style:justify-single-word="false"/>
      <style:text-properties style:font-name="Abyssinica SIL" fo:font-size="12pt" officeooo:paragraph-rsid="0005f093" style:font-size-asian="12pt" style:font-size-complex="12pt"/>
    </style:style>
    <style:style style:name="P11" style:family="paragraph" style:parent-style-name="Standard">
      <style:paragraph-properties fo:text-align="start" style:justify-single-word="false"/>
      <style:text-properties style:font-name="Abyssinica SIL" fo:font-size="12pt" officeooo:paragraph-rsid="0003f12e" style:font-size-asian="12pt" style:font-size-complex="12pt"/>
    </style:style>
    <style:style style:name="P12" style:family="paragraph" style:parent-style-name="Standard">
      <style:paragraph-properties fo:text-align="start" style:justify-single-word="false"/>
      <style:text-properties style:font-name="Abyssinica SIL" fo:font-size="12pt" officeooo:rsid="0003f12e" officeooo:paragraph-rsid="0003f12e" style:font-size-asian="12pt" style:font-size-complex="12pt"/>
    </style:style>
    <style:style style:name="P13" style:family="paragraph" style:parent-style-name="Standard">
      <style:paragraph-properties fo:text-align="start" style:justify-single-word="false"/>
      <style:text-properties style:font-name="Abyssinica SIL" fo:font-size="12pt" officeooo:rsid="0003f12e" officeooo:paragraph-rsid="0004eb8d" style:font-size-asian="12pt" style:font-size-complex="12pt"/>
    </style:style>
    <style:style style:name="P14" style:family="paragraph" style:parent-style-name="Standard">
      <style:paragraph-properties fo:text-align="start" style:justify-single-word="false"/>
      <style:text-properties style:font-name="Abyssinica SIL" fo:font-size="12pt" officeooo:rsid="00088891" officeooo:paragraph-rsid="00088891" style:font-size-asian="12pt" style:font-size-complex="12pt"/>
    </style:style>
    <style:style style:name="P15" style:family="paragraph" style:parent-style-name="Standard">
      <style:paragraph-properties fo:text-align="start" style:justify-single-word="false"/>
      <style:text-properties style:font-name="Abyssinica SIL" fo:font-size="12pt" officeooo:rsid="000a0763" officeooo:paragraph-rsid="000a0763" style:font-size-asian="12pt" style:font-size-complex="12pt"/>
    </style:style>
    <style:style style:name="P16" style:family="paragraph" style:parent-style-name="Standard">
      <style:paragraph-properties fo:text-align="start" style:justify-single-word="false"/>
      <style:text-properties style:font-name="Abyssinica SIL" fo:font-size="12pt" fo:font-weight="bold" officeooo:rsid="0001fead" officeooo:paragraph-rsid="0001fead"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Abyssinica SIL" fo:font-size="15pt" fo:font-weight="normal" officeooo:rsid="0001fead" officeooo:paragraph-rsid="0001fead" style:font-size-asian="18pt" style:font-weight-asian="normal" style:font-size-complex="18pt" style:font-weight-complex="normal"/>
    </style:style>
    <style:style style:name="P18" style:family="paragraph" style:parent-style-name="Standard">
      <style:paragraph-properties fo:text-align="start" style:justify-single-word="false"/>
      <style:text-properties style:font-name="Abyssinica SIL" fo:font-size="15pt" fo:font-weight="normal" officeooo:rsid="0001fead" officeooo:paragraph-rsid="000b915e" style:font-size-asian="18pt" style:font-weight-asian="normal" style:font-size-complex="18pt" style:font-weight-complex="normal"/>
    </style:style>
    <style:style style:name="P19" style:family="paragraph" style:parent-style-name="Standard">
      <style:paragraph-properties fo:text-align="start" style:justify-single-word="false"/>
      <style:text-properties style:font-name="Abyssinica SIL" fo:font-size="15pt" fo:font-weight="normal" officeooo:rsid="000b915e" officeooo:paragraph-rsid="000b915e" style:font-size-asian="18pt" style:font-weight-asian="normal" style:font-size-complex="18pt" style:font-weight-complex="normal"/>
    </style:style>
    <style:style style:name="P20" style:family="paragraph" style:parent-style-name="Standard">
      <style:paragraph-properties fo:text-align="start" style:justify-single-word="false"/>
      <style:text-properties style:font-name="Monospace" fo:font-size="12pt" officeooo:rsid="0003f12e" officeooo:paragraph-rsid="0004eb8d" style:font-size-asian="12pt" style:font-size-complex="12pt"/>
    </style:style>
    <style:style style:name="P21" style:family="paragraph" style:parent-style-name="Standard">
      <style:paragraph-properties fo:text-align="start" style:justify-single-word="false"/>
      <style:text-properties fo:font-size="12pt" officeooo:paragraph-rsid="000b915e" style:font-size-asian="12pt" style:font-size-complex="12pt"/>
    </style:style>
    <style:style style:name="P22" style:family="paragraph" style:parent-style-name="Standard">
      <style:paragraph-properties fo:margin-left="0in" fo:margin-right="0in" fo:text-align="start" style:justify-single-word="false" fo:text-indent="0in" style:auto-text-indent="false"/>
      <style:text-properties fo:color="#000000" style:font-name="Abyssinica SIL" fo:font-size="12pt" officeooo:paragraph-rsid="0003f12e" fo:background-color="transparent" style:font-size-asian="12pt" style:font-size-complex="12pt"/>
    </style:style>
    <style:style style:name="P23" style:family="paragraph" style:parent-style-name="Standard">
      <style:paragraph-properties fo:margin-left="0in" fo:margin-right="0in" fo:text-align="start" style:justify-single-word="false" fo:text-indent="0in" style:auto-text-indent="false"/>
      <style:text-properties style:font-name="Abyssinica SIL" officeooo:paragraph-rsid="0003f12e"/>
    </style:style>
    <style:style style:name="P24" style:family="paragraph" style:parent-style-name="Standard">
      <style:paragraph-properties fo:text-align="start" style:justify-single-word="false"/>
      <style:text-properties style:font-name="Abyssinica SIL" fo:font-size="15pt" fo:font-weight="normal" officeooo:rsid="000b915e" officeooo:paragraph-rsid="000b915e" style:font-size-asian="18pt" style:font-weight-asian="normal" style:font-size-complex="18pt" style:font-weight-complex="normal"/>
    </style:style>
    <style:style style:name="P25" style:family="paragraph" style:parent-style-name="Standard">
      <style:paragraph-properties fo:text-align="start" style:justify-single-word="false"/>
      <style:text-properties style:font-name="Abyssinica SIL" fo:font-size="15pt" fo:font-weight="normal" officeooo:rsid="000bda26" officeooo:paragraph-rsid="000bda26" style:font-size-asian="18pt" style:font-weight-asian="normal" style:font-size-complex="18pt" style:font-weight-complex="normal"/>
    </style:style>
    <style:style style:name="T1" style:family="text">
      <style:text-properties officeooo:rsid="0001fead"/>
    </style:style>
    <style:style style:name="T2" style:family="text">
      <style:text-properties fo:font-weight="normal" officeooo:rsid="0001fead" style:font-weight-asian="normal" style:font-weight-complex="normal"/>
    </style:style>
    <style:style style:name="T3" style:family="text">
      <style:text-properties fo:font-weight="normal" officeooo:rsid="0003f12e" style:font-weight-asian="normal" style:font-weight-complex="normal"/>
    </style:style>
    <style:style style:name="T4" style:family="text">
      <style:text-properties officeooo:rsid="0003f12e"/>
    </style:style>
    <style:style style:name="T5" style:family="text">
      <style:text-properties fo:color="#000000" fo:font-size="12pt" fo:font-weight="normal" officeooo:rsid="0001fead" fo:background-color="transparent" loext:char-shading-value="0" style:font-size-asian="12pt" style:font-weight-asian="normal" style:font-size-complex="12pt" style:font-weight-complex="normal"/>
    </style:style>
    <style:style style:name="T6" style:family="text">
      <style:text-properties fo:color="#000000" fo:font-size="12pt" fo:font-weight="normal" officeooo:rsid="0003f12e" fo:background-color="transparent" loext:char-shading-value="0" style:font-size-asian="12pt" style:font-weight-asian="normal" style:font-size-complex="12pt" style:font-weight-complex="normal"/>
    </style:style>
    <style:style style:name="T7" style:family="text">
      <style:text-properties fo:color="#000000" fo:font-size="12pt" fo:background-color="transparent" loext:char-shading-value="0" style:font-size-asian="12pt" style:font-size-complex="12pt"/>
    </style:style>
    <style:style style:name="T8" style:family="text">
      <style:text-properties fo:color="#000000" officeooo:rsid="0003f12e" fo:background-color="transparent" loext:char-shading-value="0"/>
    </style:style>
    <style:style style:name="T9" style:family="text">
      <style:text-properties officeooo:rsid="0004eb8d"/>
    </style:style>
    <style:style style:name="T10" style:family="text">
      <style:text-properties officeooo:rsid="000a0763"/>
    </style:style>
    <style:style style:name="T11" style:family="text">
      <style:text-properties fo:language="en" fo:country="US"/>
    </style:style>
    <style:style style:name="T12" style:family="text">
      <style:text-properties fo:language="en" fo:country="US" officeooo:rsid="000b915e"/>
    </style:style>
    <style:style style:name="T13" style:family="text">
      <style:text-properties style:font-name="Abyssinica SIL" fo:language="en" fo:country="US" fo:font-weight="normal" officeooo:rsid="000b915e" style:font-weight-asian="normal" style:font-weight-complex="normal"/>
    </style:style>
    <style:style style:name="T14" style:family="text">
      <style:text-properties style:font-name="Abyssinica SIL" fo:font-weight="normal" officeooo:rsid="000b915e" style:font-weight-asian="normal" style:font-weight-complex="normal"/>
    </style:style>
    <style:style style:name="T15" style:family="text">
      <style:text-properties style:font-name="Abyssinica SIL" fo:font-weight="normal" officeooo:rsid="0001fead" style:font-weight-asian="normal" style:font-weight-complex="normal"/>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
      <text:p text:style-name="P2"/>
      <text:p text:style-name="P2">GTU DEPARTMENT OF COMPUTER ENGINEERING</text:p>
      <text:p text:style-name="P2">CSE222/505 – SPRING 2020</text:p>
      <text:p text:style-name="P2">HOMEWORK 1 </text:p>
      <text:p text:style-name="P2">REPORT</text:p>
      <text:p text:style-name="P2"/>
      <text:p text:style-name="P2"/>
      <text:p text:style-name="P2"/>
      <text:p text:style-name="P2"/>
      <text:p text:style-name="P2"/>
      <text:p text:style-name="P2"/>
      <text:p text:style-name="P2"/>
      <text:p text:style-name="P2"/>
      <text:p text:style-name="P2"/>
      <text:p text:style-name="P2"/>
      <text:p text:style-name="P2"/>
      <text:p text:style-name="P2">OSMAN TALHA AYDIN</text:p>
      <text:p text:style-name="P2">16104405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9">Not:</text:p>
      <text:p text:style-name="P19">Admin ID:161044058</text:p>
      <text:p text:style-name="P19">Password:66894761</text:p>
      <text:p text:style-name="P25">Main File: App.java</text:p>
      <text:p text:style-name="P21"><text:span text:style-name="T13">-Branch Employee cannot be hired before the store is created.</text:span><text:span text:style-name="T14"> </text:span></text:p>
      <text:p text:style-name="P21"><text:span text:style-name="T14">-</text:span><text:span text:style-name="T11">The </text:span><text:span text:style-name="T12">customer </text:span><text:span text:style-name="T11">claims the product. Later, if the </text:span><text:span text:style-name="T12">branch employee <text:s/></text:span><text:span text:style-name="T11">approves, the product is reduced from stock.</text:span></text:p>
      <text:p text:style-name="P21"><text:span text:style-name="T15">-</text:span><text:span text:style-name="T11">If the </text:span><text:span text:style-name="T12">branch</text:span><text:span text:style-name="T11"> closes, it is automatically removed from the </text:span><text:span text:style-name="T12">branch employees</text:span><text:span text:style-name="T11">.</text:span></text:p>
      <text:p text:style-name="P18"/>
      <text:p text:style-name="P17">1.SYSTEM REQUIREMENTS </text:p>
      <text:p text:style-name="P17">Description of the Project:The project is about shoping system. There are several roles and every role have several abilities. Our aim in this project is fast service and easy control for shoping system. Forexample user can use easily this system for buying product,looking stock and branch.</text:p>
      <text:p text:style-name="P17"/>
      <text:p text:style-name="P17">There are 3 type user for this project;</text:p>
      <text:p text:style-name="P17">-Administrators</text:p>
      <text:p text:style-name="P17">-BranchEmployees</text:p>
      <text:p text:style-name="P17">-Customers</text:p>
      <text:p text:style-name="P17"/>
      <text:p text:style-name="P16">Functional Requirements</text:p>
      <text:p text:style-name="P3">1.A<text:span text:style-name="T4">dministrator can add new</text:span> branch</text:p>
      <text:p text:style-name="P22">2.<text:span text:style-name="T2">A</text:span><text:span text:style-name="T3">dministrator can see</text:span> <text:span text:style-name="T4">a</text:span>ll Branches</text:p>
      <text:p text:style-name="P22">3.<text:span text:style-name="T2">A</text:span><text:span text:style-name="T3">dministrator can remove</text:span> branches</text:p>
      <text:p text:style-name="P22">4.<text:span text:style-name="T2">A</text:span><text:span text:style-name="T3">dministrator can add new</text:span> branch employee</text:p>
      <text:p text:style-name="P22">5.<text:span text:style-name="T2">A</text:span><text:span text:style-name="T3">dministrator can see</text:span> <text:span text:style-name="T4">a</text:span>ll branch employees</text:p>
      <text:p text:style-name="P23"><text:span text:style-name="T7">6.</text:span><text:span text:style-name="T5">A</text:span><text:span text:style-name="T6">dministrator can remove</text:span><text:span text:style-name="T7"> branch employees</text:span></text:p>
      <text:p text:style-name="P4">7.<text:span text:style-name="T4">Branch Employee can add</text:span> product stock</text:p>
      <text:p text:style-name="P22"><text:span text:style-name="T1">8</text:span>.<text:span text:style-name="T3">Branch Employee can remove</text:span> product stock</text:p>
      <text:p text:style-name="P22"><text:span text:style-name="T1">9</text:span>.<text:span text:style-name="T3">Branch Employee can see</text:span> Stock Info<text:span text:style-name="T1">rmation</text:span></text:p>
      <text:p text:style-name="P22"><text:span text:style-name="T1">10</text:span>.<text:span text:style-name="T3">Branch Employee can confirm s</text:span>ales</text:p>
      <text:p text:style-name="P5"><text:span text:style-name="T2">1</text:span><text:span text:style-name="T3">1</text:span><text:span text:style-name="T2">.</text:span><text:span text:style-name="T3">Branch Employee a</text:span><text:span text:style-name="T2">ccess the information of the previous orders of a customer</text:span></text:p>
      <text:p text:style-name="P6"><text:span text:style-name="T2">1</text:span><text:span text:style-name="T3">2</text:span>.<text:span text:style-name="T4">Customer can s</text:span>ee the list of products</text:p>
      <text:p text:style-name="P22"><text:span text:style-name="T1">1</text:span><text:span text:style-name="T4">3</text:span>.<text:span text:style-name="T4">Customer can s</text:span>ee which store a product is in</text:p>
      <text:p text:style-name="P22"><text:span text:style-name="T1">1</text:span><text:span text:style-name="T4">4</text:span>.<text:span text:style-name="T4">Customer can buy product</text:span></text:p>
      <text:p text:style-name="P5"><text:span text:style-name="T1">1</text:span><text:span text:style-name="T4">5</text:span>.<text:span text:style-name="T4">Customer can s</text:span>ee previous orders</text:p>
      <text:p text:style-name="P7">Non-Functional Requirements</text:p>
      <text:p text:style-name="P6"><text:span text:style-name="T4">1-</text:span>The <text:span text:style-name="T4">user </text:span>interface is provided by using menus.</text:p>
      <text:p text:style-name="P11"><text:soft-page-break/><text:span text:style-name="T8">2-</text:span>Administrators,<text:span text:style-name="T4">Branch Employees and Customers have to use their ID-Password to enter system and use system.</text:span></text:p>
      <text:p text:style-name="P12">3-Administrator and Customer can set their ID-Password.</text:p>
      <text:p text:style-name="P12">4-The system assign automaticaly random Customer Number when Customer make a new acount. </text:p>
      <text:p text:style-name="P12"/>
      <text:p text:style-name="P12">2- USE-CASE DIAGRAMS</text:p>
      <text:p text:style-name="P12">-<text:span text:style-name="T10">I added in png format.</text:span></text:p>
      <text:p text:style-name="P12"/>
      <text:p text:style-name="P12">3- CLASS DIAGRAMS</text:p>
      <text:p text:style-name="P13">-<text:span text:style-name="T10">I added in png format.</text:span></text:p>
      <text:p text:style-name="P20"/>
      <text:p text:style-name="P8"><text:span text:style-name="T4">4- </text:span>PROBLEM SOLUTION APPROACH</text:p>
      <text:p text:style-name="P8">My Problem solution steps are;</text:p>
      <text:p text:style-name="P8">–Specify the problem requirements</text:p>
      <text:p text:style-name="P8">–Analyze the problem</text:p>
      <text:p text:style-name="P8">–Design an algorithm</text:p>
      <text:p text:style-name="P8">–Implement the algorithm</text:p>
      <text:p text:style-name="P8">–Test program</text:p>
      <text:p text:style-name="P8">–<text:span text:style-name="T9">U</text:span>pdate the program</text:p>
      <text:p text:style-name="P8"/>
      <text:p text:style-name="P8">–Specify the problem requirements: I've done the necessary documentation for the Problem.</text:p>
      <text:p text:style-name="P8"/>
      <text:p text:style-name="P9">–Analyze the problem:I categorized the content of the problem. I've written down the requirements.</text:p>
      <text:p text:style-name="P9">–Design an algorithm:First, I identified the data groups that exist in the program and separated them. I then identified the data that these data groups would store. Then I designed the structure to control these data groups.</text:p>
      <text:p text:style-name="P10">–Implement the algorithm : I started writing the program from the smallest part, menus. I collected the menus into one interface. And I derived 4 classes from these interfaces. I then defined an interface that would hold users ' data. After that, I wrote an administration panel to each of them to fulfill the user's permissions. In doing so, I managed all the data from the DataControl class. Finally, I wrote down the necessary auxiliary functions.</text:p>
      <text:p text:style-name="P9"/>
      <text:p text:style-name="P10">–Test program: I've noted all the possibilities. And I tested the program using these cases.</text:p>
      <text:p text:style-name="P10">–<text:span text:style-name="T9">U</text:span>pdate the program: I've made the necessary improvements to the program according to its shortcomings and mistakes.</text:p>
      <text:p text:style-name="P14"/>
      <text:p text:style-name="P14">5-</text:p>
      <text:p text:style-name="P14">-Test Cases-</text:p>
      <text:p text:style-name="P14">1- Administrator ID-Password Control</text:p>
      <text:p text:style-name="P14">2-Add Branch</text:p>
      <text:p text:style-name="P14"><text:soft-page-break/>3-See all Branch</text:p>
      <text:p text:style-name="P14">4-Add Branch Employee To Branch</text:p>
      <text:p text:style-name="P14">5-See All <text:s/>Branch Employee</text:p>
      <text:p text:style-name="P14">6-Remove Branch</text:p>
      <text:p text:style-name="P14">7-Remove Branch Employee</text:p>
      <text:p text:style-name="P14">8-BranchEmployee ID-Password Control</text:p>
      <text:p text:style-name="P14">9-Print Stock Information</text:p>
      <text:p text:style-name="P14">10-Add Stock with Name</text:p>
      <text:p text:style-name="P14">11-Remove Stock with Name</text:p>
      <text:p text:style-name="P14">12-Make Account Customer</text:p>
      <text:p text:style-name="P14">13-Customer ID-Password Control</text:p>
      <text:p text:style-name="P14">14-See List Of Products</text:p>
      <text:p text:style-name="P14">15-Make Order</text:p>
      <text:p text:style-name="P14">16-See Previous Orders</text:p>
      <text:p text:style-name="P14">17-Access the customer orders information </text:p>
      <text:p text:style-name="P14">17-Confirm Orders</text:p>
      <text:p text:style-name="P14"/>
      <text:p text:style-name="P15">6- TEST SCREENSHOT </text:p>
      <text:p text:style-name="P15">I added in fi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3T10:48:37.905481331</meta:creation-date>
    <dc:date>2021-03-13T21:24:31.908924143</dc:date>
    <meta:editing-duration>PT16M5S</meta:editing-duration>
    <meta:editing-cycles>6</meta:editing-cycles>
    <meta:generator>LibreOffice/6.4.6.2$Linux_X86_64 LibreOffice_project/40$Build-2</meta:generator>
    <meta:document-statistic meta:table-count="0" meta:image-count="0" meta:object-count="0" meta:page-count="4" meta:paragraph-count="80" meta:word-count="541" meta:character-count="3606" meta:non-whitespace-character-count="3136"/>
  </office:meta>
</office:document-meta>
</file>